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style:vertical-align="middle"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#000000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a93e" officeooo:paragraph-rsid="0013a93e"/>
    </style:style>
    <style:style style:name="P2" style:family="paragraph" style:parent-style-name="Standard">
      <style:text-properties officeooo:paragraph-rsid="0013a93e"/>
    </style:style>
    <style:style style:name="P3" style:family="paragraph" style:parent-style-name="Standard">
      <style:text-properties style:font-name="Ubuntu" fo:font-size="18pt" officeooo:rsid="0017815d" officeooo:paragraph-rsid="0017815d"/>
    </style:style>
    <style:style style:name="P4" style:family="paragraph" style:parent-style-name="Standard">
      <style:text-properties officeooo:rsid="0018938d" officeooo:paragraph-rsid="00198b03"/>
    </style:style>
    <style:style style:name="P5" style:family="paragraph" style:parent-style-name="Standard">
      <style:paragraph-properties fo:line-height="150%"/>
      <style:text-properties style:font-name="Ubuntu" fo:font-size="15pt" officeooo:rsid="0017815d" officeooo:paragraph-rsid="0017815d" style:font-size-asian="15pt" style:font-size-complex="15pt"/>
    </style:style>
    <style:style style:name="P6" style:family="paragraph" style:parent-style-name="Standard">
      <style:paragraph-properties fo:line-height="150%"/>
      <style:text-properties style:font-name="Ubuntu" fo:font-size="15pt" officeooo:rsid="0017815d" officeooo:paragraph-rsid="001a4bf2" style:font-size-asian="15pt" style:font-size-complex="15pt"/>
    </style:style>
    <style:style style:name="P7" style:family="paragraph" style:parent-style-name="Standard">
      <style:paragraph-properties fo:line-height="150%"/>
      <style:text-properties style:font-name="Ubuntu" fo:font-size="13pt" officeooo:rsid="0017815d" officeooo:paragraph-rsid="001a4bf2" style:font-size-asian="15pt" style:font-size-complex="15pt"/>
    </style:style>
    <style:style style:name="P8" style:family="paragraph" style:parent-style-name="Standard">
      <style:text-properties officeooo:rsid="0013a93e" officeooo:paragraph-rsid="0013a93e"/>
    </style:style>
    <style:style style:name="P9" style:family="paragraph" style:parent-style-name="Standard">
      <style:text-properties officeooo:rsid="001a4bf2" officeooo:paragraph-rsid="001a4bf2"/>
    </style:style>
    <style:style style:name="P10" style:family="paragraph" style:parent-style-name="Standard" style:list-style-name="L1">
      <style:text-properties officeooo:rsid="001a4bf2" officeooo:paragraph-rsid="001a4bf2"/>
    </style:style>
    <style:style style:name="P11" style:family="paragraph" style:parent-style-name="Table_20_Contents">
      <style:paragraph-properties fo:text-align="center" style:justify-single-word="false"/>
      <style:text-properties officeooo:rsid="001a4bf2" officeooo:paragraph-rsid="001a4bf2"/>
    </style:style>
    <style:style style:name="P12" style:family="paragraph" style:parent-style-name="Table_20_Contents" style:list-style-name="L2">
      <style:text-properties officeooo:rsid="001a4bf2" officeooo:paragraph-rsid="001a4bf2"/>
    </style:style>
    <style:style style:name="P13" style:family="paragraph" style:parent-style-name="Table_20_Contents" style:list-style-name="L4">
      <style:text-properties officeooo:rsid="001d20d5" officeooo:paragraph-rsid="001d20d5"/>
    </style:style>
    <style:style style:name="P14" style:family="paragraph" style:parent-style-name="Table_20_Contents" style:list-style-name="L5">
      <style:text-properties officeooo:rsid="001d20d5" officeooo:paragraph-rsid="001d20d5"/>
    </style:style>
    <style:style style:name="P15" style:family="paragraph" style:parent-style-name="Table_20_Contents" style:list-style-name="L6">
      <style:text-properties officeooo:rsid="001d20d5" officeooo:paragraph-rsid="001d20d5"/>
    </style:style>
    <style:style style:name="P16" style:family="paragraph" style:parent-style-name="Table_20_Contents" style:list-style-name="L7">
      <style:text-properties officeooo:rsid="001d20d5" officeooo:paragraph-rsid="001d20d5"/>
    </style:style>
    <style:style style:name="P17" style:family="paragraph" style:parent-style-name="Table_20_Contents" style:list-style-name="L7">
      <style:text-properties officeooo:paragraph-rsid="001d20d5"/>
    </style:style>
    <style:style style:name="T1" style:family="text">
      <style:text-properties officeooo:rsid="0017815d"/>
    </style:style>
    <style:style style:name="T2" style:family="text">
      <style:text-properties officeooo:rsid="0013a93e"/>
    </style:style>
    <style:style style:name="T3" style:family="text">
      <style:text-properties style:text-position="super 58%" officeooo:rsid="0017815d"/>
    </style:style>
    <style:style style:name="T4" style:family="text">
      <style:text-properties officeooo:rsid="001d20d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ractical Research</text:span><text:span text:style-name="T2"> | </text:span><text:span text:style-name="T1">4</text:span><text:span text:style-name="T3">th</text:span><text:span text:style-name="T1"> </text:span><text:span text:style-name="T2">Quarter</text:span></text:p>
      <text:p text:style-name="P3">Task 10: Data Analysis</text:p>
      <text:p text:style-name="P2"><text:span text:style-name="T1">March 25</text:span><text:span text:style-name="T2"> 2021</text:span></text:p>
      <text:p text:style-name="P1"/>
      <text:p text:style-name="P5">Proposed Topic</text:p>
      <text:p text:style-name="P4"><text:tab/>Optimal Learning Strategy for Learning Python: A Qualitative Study on the Optimal Learning Strategy for Python Learners.</text:p>
      <text:p text:style-name="P1"/>
      <text:p text:style-name="P6">Describe the Data Analysis to be used in your research.</text:p>
      <text:p text:style-name="P9"><text:tab/>This study intends to use Thematic Analysis of the gathered data.</text:p>
      <text:p text:style-name="P9"/>
      <text:p text:style-name="P6">What form(s) will your data take:</text:p>
      <text:list xml:id="list1984217082" text:style-name="L1">
        <text:list-item>
          <text:p text:style-name="P10">It may take the form of a transcript of every interview.</text:p>
        </text:list-item>
        <text:list-item>
          <text:p text:style-name="P10">It may also take the form of a bulleted list of key points found in the participants’ responses.</text:p>
        </text:list-item>
      </text:list>
      <text:p text:style-name="P9"/>
      <text:p text:style-name="P7">List down the categories and sub-categories that will be used for coding.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>Research Question</text:p>
          </table:table-cell>
          <table:table-cell table:style-name="Table1.A1" office:value-type="string">
            <text:p text:style-name="P11">Categories</text:p>
          </table:table-cell>
          <table:table-cell table:style-name="Table1.C1" office:value-type="string">
            <text:p text:style-name="P11">Sub-Categories</text:p>
          </table:table-cell>
        </table:table-row>
        <table:table-row>
          <table:table-cell table:style-name="Table1.B4" office:value-type="string">
            <text:list xml:id="list1774023556" text:style-name="L2">
              <text:list-item>
                <text:p text:style-name="P12">What is the optimum strategy/roadmap to learning the Python programming language?</text:p>
              </text:list-item>
            </text:list>
          </table:table-cell>
          <table:table-cell table:style-name="Table1.B4" office:value-type="string">
            <text:list xml:id="list3829099904" text:style-name="L5">
              <text:list-item>
                <text:p text:style-name="P14">Programming Paradigm (PP)</text:p>
              </text:list-item>
            </text:list>
          </table:table-cell>
          <table:table-cell table:style-name="Table1.C4" office:value-type="string">
            <text:list xml:id="list4190258013" text:style-name="L4">
              <text:list-item>
                <text:p text:style-name="P13">Object-Oriented Programming (PP-OOP)</text:p>
              </text:list-item>
              <text:list-item>
                <text:p text:style-name="P13">Functional Programming (PP-FP)</text:p>
              </text:list-item>
            </text:list>
          </table:table-cell>
        </table:table-row>
        <table:table-row>
          <table:table-cell table:style-name="Table1.B4" office:value-type="string">
            <text:list xml:id="list170809974515433" text:continue-list="list1774023556" text:style-name="L2">
              <text:list-item>
                <text:p text:style-name="P12">What are the best ways and methods in learning the programming language?</text:p>
              </text:list-item>
            </text:list>
          </table:table-cell>
          <table:table-cell table:style-name="Table1.B4" office:value-type="string">
            <text:list xml:id="list1784774377" text:style-name="L6">
              <text:list-item>
                <text:p text:style-name="P15">Methods (M)</text:p>
              </text:list-item>
            </text:list>
          </table:table-cell>
          <table:table-cell table:style-name="Table1.C4" office:value-type="string">
            <text:list xml:id="list170808498077137" text:continue-numbering="true" text:style-name="L6">
              <text:list-item>
                <text:p text:style-name="P15">Mini-Projects (M-MP)</text:p>
              </text:list-item>
              <text:list-item>
                <text:p text:style-name="P15">Lecture Marathon (M-ML)</text:p>
              </text:list-item>
              <text:list-item>
                <text:p text:style-name="P15">Hands-On Programming (M-HOP)</text:p>
              </text:list-item>
            </text:list>
          </table:table-cell>
        </table:table-row>
        <table:table-row>
          <table:table-cell table:style-name="Table1.B4" office:value-type="string">
            <text:list xml:id="list170808651223140" text:continue-list="list170809974515433" text:style-name="L2">
              <text:list-item>
                <text:p text:style-name="P12">What are common learning strategies that students use to learn Python efficiently?</text:p>
              </text:list-item>
            </text:list>
          </table:table-cell>
          <table:table-cell table:style-name="Table1.B4" office:value-type="string">
            <text:list xml:id="list662567089" text:style-name="L7">
              <text:list-item>
                <text:p text:style-name="P16">Learning Strategies (LS)</text:p>
              </text:list-item>
            </text:list>
          </table:table-cell>
          <table:table-cell table:style-name="Table1.C4" office:value-type="string">
            <text:list xml:id="list170809586310970" text:continue-numbering="true" text:style-name="L7">
              <text:list-item>
                <text:p text:style-name="P16">By Keyword (LS-BK)</text:p>
              </text:list-item>
              <text:list-item>
                <text:p text:style-name="P16">By Data Type (LS-BDT)</text:p>
              </text:list-item>
              <text:list-item>
                <text:p text:style-name="P17"><text:span text:style-name="T4">By Abstraction (LS-BA)</text:span></text:p>
              </text:list-item>
            </text:list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6T21:36:39.795279639</meta:creation-date>
    <dc:title>BAG</dc:title>
    <meta:editing-duration>PT16M51S</meta:editing-duration>
    <meta:editing-cycles>4</meta:editing-cycles>
    <meta:generator>LibreOffice/6.4.6.2$Linux_X86_64 LibreOffice_project/40$Build-2</meta:generator>
    <meta:initial-creator>Ahmad Badron</meta:initial-creator>
    <dc:date>2021-03-28T17:08:07.936286758</dc:date>
    <dc:creator>Ahmad Badron</dc:creator>
    <meta:document-statistic meta:table-count="1" meta:image-count="0" meta:object-count="0" meta:page-count="1" meta:paragraph-count="28" meta:word-count="186" meta:character-count="1134" meta:non-whitespace-character-count="990"/>
  </office:meta>
</office:document-meta>
</file>